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officeooo:rsid="00178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books-Online Dashboard Reference Guide</text:p>
      <text:p text:style-name="Standard"/>
      <text:p text:style-name="P1"><text:span text:style-name="T1">1.</text:span> <text:span text:style-name="T1">C</text:span>reate a customer:</text:p>
      <text:p text:style-name="P1">• On the left panel, select Sales&gt;Customer</text:p>
      <text:p text:style-name="P1"/>
      <text:p text:style-name="P1"><text:span text:style-name="T1">2. C</text:span>reate a supplier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Chart of Accounts:</text:p>
      <text:p text:style-name="P1">• On the left panel, select Accounting&gt;Chart of Accounts</text:p>
      <text:p text:style-name="P1"/>
      <text:p text:style-name="P1"><text:span text:style-name="T1">4.</text:span> <text:span text:style-name="T1">A</text:span>ccess reports such as the Profit &amp; Loss statement:</text:p>
      <text:p text:style-name="P1">• On the left panel, select Reports&gt;Reports</text:p>
      <text:p text:style-name="P1"/>
      <text:p text:style-name="P1"><text:span text:style-name="T1">5.</text:span> <text:span text:style-name="T1">C</text:span>reate a customer invoice:</text:p>
      <text:p text:style-name="P1">• On the left panel, select “+ New”&gt;”Invoice”</text:p>
      <text:p text:style-name="P1"/>
      <text:p text:style-name="P1"><text:span text:style-name="T1">6.</text:span> <text:span text:style-name="T1">C</text:span>reate a Sales Receipt:</text:p>
      <text:p text:style-name="P1">• On the left panel, select “+ New”&gt;”Sales Receipt”</text:p>
      <text:p text:style-name="P1"/>
      <text:p text:style-name="P1"><text:span text:style-name="T1">7. C</text:span>reate a bill from a vendor:</text:p>
      <text:p text:style-name="P1">• On the left panel, select “+ New”&gt;”Bill”</text:p>
      <text:p text:style-name="P1"/>
      <text:p text:style-name="P1"><text:span text:style-name="T1">8.</text:span> <text:span text:style-name="T1">R</text:span>ecord a payment to a supplier:</text:p>
      <text:p text:style-name="P1">• On the left panel, select “+ New”&gt;”Pay bills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3T11:03:58.126489965</dc:date>
    <meta:editing-duration>PT3M24S</meta:editing-duration>
    <meta:editing-cycles>1</meta:editing-cycles>
    <meta:document-statistic meta:table-count="0" meta:image-count="0" meta:object-count="0" meta:page-count="1" meta:paragraph-count="17" meta:word-count="116" meta:character-count="663" meta:non-whitespace-character-count="564"/>
    <meta:generator>LibreOffice/24.2.0.3$Linux_X86_64 LibreOffice_project/da48488a73ddd66ea24cf16bbc4f7b9c08e9bea1</meta:generator>
  </office:meta>
</office:document-meta>
</file>